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6654in" fo:padding-bottom="0.06654in" fo:padding-left="0.13346in" fo:padding-right="0.13346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61">
      <style:graphic-properties fo:wrap-option="wrap" fo:padding-top="0.06654in" fo:padding-bottom="0.06654in" fo:padding-left="0.13346in" fo:padding-right="0.13346in" draw:textarea-vertical-align="middle" draw:textarea-horizontal-align="center" draw:fill="none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6654in" fo:padding-bottom="0.06654in" fo:padding-left="0.13346in" fo:padding-right="0.13346in" draw:textarea-vertical-align="middle" draw:textarea-horizontal-align="center" draw:fill="none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6654in" fo:padding-bottom="0.06654in" fo:padding-left="0.13346in" fo:padding-right="0.13346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6654in" fo:padding-bottom="0.06654in" fo:padding-left="0.13346in" fo:padding-right="0.13346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6654in" fo:padding-bottom="0.06654in" fo:padding-left="0.13346in" fo:padding-right="0.13346in" draw:textarea-vertical-align="middle" draw:textarea-horizontal-align="center" draw:fill="none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6654in" fo:padding-bottom="0.06654in" fo:padding-left="0.13346in" fo:padding-right="0.13346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668">
      <style:graphic-properties fo:wrap-option="wrap" fo:padding-top="0.06654in" fo:padding-bottom="0.06654in" fo:padding-left="0.13346in" fo:padding-right="0.13346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6654in" fo:padding-bottom="0.06654in" fo:padding-left="0.13346in" fo:padding-right="0.13346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6654in" fo:padding-bottom="0.06654in" fo:padding-left="0.13346in" fo:padding-right="0.13346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6654in" fo:padding-bottom="0.06654in" fo:padding-left="0.13346in" fo:padding-right="0.13346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6654in" fo:padding-bottom="0.06654in" fo:padding-left="0.13346in" fo:padding-right="0.13346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791">
      <style:graphic-properties fo:wrap-option="wrap" fo:padding-top="0.06654in" fo:padding-bottom="0.06654in" fo:padding-left="0.13346in" fo:padding-right="0.13346in" draw:textarea-vertical-align="middle" draw:textarea-horizontal-align="center" draw:fill="none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6654in" fo:padding-bottom="0.06654in" fo:padding-left="0.13346in" fo:padding-right="0.13346in" draw:textarea-vertical-align="middle" draw:textarea-horizontal-align="center" draw:fill="none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6654in" fo:padding-bottom="0.06654in" fo:padding-left="0.13346in" fo:padding-right="0.13346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6654in" fo:padding-bottom="0.06654in" fo:padding-left="0.13346in" fo:padding-right="0.13346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6654in" fo:padding-bottom="0.06654in" fo:padding-left="0.13346in" fo:padding-right="0.13346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6654in" fo:padding-bottom="0.06654in" fo:padding-left="0.13346in" fo:padding-right="0.13346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6654in" fo:padding-bottom="0.06654in" fo:padding-left="0.13346in" fo:padding-right="0.13346in" draw:textarea-vertical-align="middle" draw:textarea-horizontal-align="center" draw:fill="none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6654in" fo:padding-bottom="0.06654in" fo:padding-left="0.13346in" fo:padding-right="0.13346in" draw:textarea-vertical-align="middle" draw:textarea-horizontal-align="center" draw:fill="none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6654in" fo:padding-bottom="0.06654in" fo:padding-left="0.13346in" fo:padding-right="0.13346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6654in" fo:padding-bottom="0.06654in" fo:padding-left="0.13346in" fo:padding-right="0.13346in" draw:textarea-vertical-align="middle" draw:textarea-horizontal-align="center" draw:fill="none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5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6654in" fo:padding-bottom="0.06654in" fo:padding-left="0.13346in" fo:padding-right="0.13346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6654in" fo:padding-bottom="0.06654in" fo:padding-left="0.13346in" fo:padding-right="0.13346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5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6654in" fo:padding-bottom="0.06654in" fo:padding-left="0.13346in" fo:padding-right="0.13346in" draw:textarea-vertical-align="middle" draw:textarea-horizontal-align="center" draw:fill="none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6654in" fo:padding-bottom="0.06654in" fo:padding-left="0.13346in" fo:padding-right="0.13346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11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12">
      <style:graphic-properties fo:wrap-option="wrap" fo:padding-top="0.06654in" fo:padding-bottom="0.06654in" fo:padding-left="0.13346in" fo:padding-right="0.13346in" draw:textarea-vertical-align="top" draw:textarea-horizontal-align="left" draw:fill="none" draw:stroke="solid" svg:stroke-width="0.01378in" svg:stroke-color="#00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22">
      <style:graphic-properties fo:wrap-option="wrap" fo:padding-top="0.06654in" fo:padding-bottom="0.06654in" fo:padding-left="0.13346in" fo:padding-right="0.13346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6654in" fo:padding-bottom="0.06654in" fo:padding-left="0.13346in" fo:padding-right="0.13346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18">
      <style:graphic-properties fo:wrap-option="wrap" fo:padding-top="0.06654in" fo:padding-bottom="0.06654in" fo:padding-left="0.13346in" fo:padding-right="0.13346in" draw:textarea-vertical-align="middle" draw:textarea-horizontal-align="center" draw:fill="none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6654in" fo:padding-bottom="0.06654in" fo:padding-left="0.13346in" fo:padding-right="0.13346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6654in" fo:padding-bottom="0.06654in" fo:padding-left="0.13346in" fo:padding-right="0.13346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1">
      <style:graphic-properties fo:wrap-option="wrap" fo:padding-top="0.06654in" fo:padding-bottom="0.06654in" fo:padding-left="0.13346in" fo:padding-right="0.13346in" draw:textarea-vertical-align="middle" draw:textarea-horizontal-align="center" draw:fill="none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6654in" fo:padding-bottom="0.06654in" fo:padding-left="0.13346in" fo:padding-right="0.13346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6654in" fo:padding-bottom="0.06654in" fo:padding-left="0.13346in" fo:padding-right="0.13346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6654in" fo:padding-bottom="0.06654in" fo:padding-left="0.13346in" fo:padding-right="0.13346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6654in" fo:padding-bottom="0.06654in" fo:padding-left="0.13346in" fo:padding-right="0.13346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6654in" fo:padding-bottom="0.06654in" fo:padding-left="0.13346in" fo:padding-right="0.13346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6654in" fo:padding-bottom="0.06654in" fo:padding-left="0.13346in" fo:padding-right="0.13346in" draw:textarea-vertical-align="middle" draw:textarea-horizontal-align="center" draw:fill="none" draw:stroke="solid" svg:stroke-width="0.01378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6654in" fo:padding-bottom="0.06654in" fo:padding-left="0.13346in" fo:padding-right="0.13346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6654in" fo:padding-bottom="0.06654in" fo:padding-left="0.13346in" fo:padding-right="0.13346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6654in" fo:padding-bottom="0.06654in" fo:padding-left="0.13346in" fo:padding-right="0.13346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6654in" fo:padding-bottom="0.06654in" fo:padding-left="0.13346in" fo:padding-right="0.13346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4861in" style:font-size-asian="0.14861in" style:font-size-complex="0.14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6654in" fo:padding-bottom="0.06654in" fo:padding-left="0.13346in" fo:padding-right="0.13346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51" draw:style-name="a593" draw:master-page-name="Master1-Layout12-cust-1_5f_Inhalt-_2b_-Text" presentation:presentation-page-layout-name="Master1-PPL12" draw:id="Slide-256">
        <draw:frame draw:id="id78" draw:style-name="a596" draw:name="Foliennummernplatzhalter 3" svg:x="9.41654in" svg:y="6.95157in" svg:width="3in" svg:height="0.39921in">
          <draw:text-box>
            <text:p text:style-name="a595" text:class-names="" text:cond-style-name=""><text:span text:style-name="a594" text:class-names=""><text:page-number style:num-format="1" text:fixed="false"/></text:span></text:p>
          </draw:text-box>
          <svg:title/>
          <svg:desc/>
        </draw:frame>
        <draw:frame draw:id="id79" draw:style-name="a604" draw:name="Textfeld 20" svg:x="6.62559in" svg:y="2.10118in" svg:width="1.5748in" svg:height="0.65906in">
          <draw:text-box>
            <text:p text:style-name="a598" text:class-names="" text:cond-style-name=""><text:span text:style-name="a597" text:class-names="">Replacement</text:span></text:p>
            <text:p text:style-name="a603" text:class-names="" text:cond-style-name=""><text:span text:style-name="a599" text:class-names="">(</text:span><text:span text:style-name="a600" text:class-names="">β</text:span><text:span text:style-name="a601" text:class-names="">SIM</text:span><text:span text:style-name="a602" text:class-names=""><text:s text:c="1"/>= .28)</text:span></text:p>
          </draw:text-box>
          <svg:title/>
          <svg:desc/>
        </draw:frame>
        <draw:frame draw:id="id80" draw:style-name="a612" draw:name="Textfeld 20" svg:x="9.39488in" svg:y="2.10472in" svg:width="1.64449in" svg:height="0.65906in">
          <draw:text-box>
            <text:p text:style-name="a606" text:class-names="" text:cond-style-name=""><text:span text:style-name="a605" text:class-names="">Replacement</text:span></text:p>
            <text:p text:style-name="a611" text:class-names="" text:cond-style-name=""><text:span text:style-name="a607" text:class-names="">(</text:span><text:span text:style-name="a608" text:class-names="">β</text:span><text:span text:style-name="a609" text:class-names="">SIM</text:span><text:span text:style-name="a610" text:class-names=""><text:s text:c="1"/>= .29)</text:span></text:p>
          </draw:text-box>
          <svg:title/>
          <svg:desc/>
        </draw:frame>
        <draw:frame draw:id="id81" draw:style-name="a620" draw:name="Textfeld 20" svg:x="1.03031in" svg:y="2.10394in" svg:width="1.5748in" svg:height="0.65906in">
          <draw:text-box>
            <text:p text:style-name="a614" text:class-names="" text:cond-style-name=""><text:span text:style-name="a613" text:class-names="">Replacement</text:span></text:p>
            <text:p text:style-name="a619" text:class-names="" text:cond-style-name=""><text:span text:style-name="a615" text:class-names="">(</text:span><text:span text:style-name="a616" text:class-names="">β</text:span><text:span text:style-name="a617" text:class-names="">SIM</text:span><text:span text:style-name="a618" text:class-names=""><text:s text:c="1"/>= .28)</text:span></text:p>
          </draw:text-box>
          <svg:title/>
          <svg:desc/>
        </draw:frame>
        <draw:g draw:name="Gruppieren 7" draw:id="id82">
          <svg:title/>
          <svg:desc/>
          <draw:custom-shape svg:x="0.48779in" svg:y="2.84213in" svg:width="1.5748in" svg:height="1.5748in" draw:id="id122" draw:style-name="a807" draw:name="Ellipse 3">
            <svg:title/>
            <svg:desc/>
            <text:p text:style-name="a806" text:class-names="" text:cond-style-name=""><text:span text:style-name="a8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374in" svg:y="2.84213in" svg:width="1.5748in" svg:height="1.5748in" draw:id="id123" draw:style-name="a810" draw:name="Ellipse 4">
            <svg:title/>
            <svg:desc/>
            <text:p text:style-name="a809" text:class-names="" text:cond-style-name=""><text:span text:style-name="a80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24" draw:style-name="a813" draw:name="Textfeld 7" svg:x="2.09646in" svg:y="3.05906in" svg:width="0.80236in" svg:height="0.3815in">
            <draw:text-box>
              <text:p text:style-name="a812" text:class-names="" text:cond-style-name=""><text:span text:style-name="a811" text:class-names="">.03***</text:span></text:p>
            </draw:text-box>
            <svg:title/>
            <svg:desc/>
          </draw:frame>
          <draw:frame draw:id="id125" draw:style-name="a816" draw:name="Textfeld 10" svg:x="2.09685in" svg:y="3.32795in" svg:width="0.85039in" svg:height="0.31417in">
            <draw:text-box>
              <text:p text:style-name="a815" text:class-names="" text:cond-style-name=""><text:span text:style-name="a814" text:class-names="">Location</text:span></text:p>
            </draw:text-box>
            <svg:title/>
            <svg:desc/>
          </draw:frame>
          <draw:custom-shape svg:x="1.00787in" svg:y="3.83386in" svg:width="1.5748in" svg:height="1.5748in" draw:id="id126" draw:style-name="a819" draw:name="Ellipse 4">
            <svg:title/>
            <svg:desc/>
            <text:p text:style-name="a818" text:class-names="" text:cond-style-name=""><text:span text:style-name="a8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27" draw:style-name="a822" draw:name="Textfeld 8" svg:x="1.52401in" svg:y="3.76378in" svg:width="0.60118in" svg:height="0.3815in">
            <draw:text-box>
              <text:p text:style-name="a821" text:class-names="" text:cond-style-name=""><text:span text:style-name="a820" text:class-names="">.01</text:span></text:p>
            </draw:text-box>
            <svg:title/>
            <svg:desc/>
          </draw:frame>
          <draw:frame draw:id="id128" draw:style-name="a825" draw:name="Textfeld 8" svg:x="1.48465in" svg:y="4.4748in" svg:width="0.86496in" svg:height="0.3815in">
            <draw:text-box>
              <text:p text:style-name="a824" text:class-names="" text:cond-style-name=""><text:span text:style-name="a823" text:class-names="">.01**</text:span></text:p>
            </draw:text-box>
            <svg:title/>
            <svg:desc/>
          </draw:frame>
          <draw:frame draw:id="id129" draw:style-name="a829" draw:name="Textfeld 10" svg:x="1.30866in" svg:y="4.79331in" svg:width="0.96063in" svg:height="0.33819in">
            <draw:text-box>
              <text:p text:style-name="a828" text:class-names="" text:cond-style-name=""><text:span text:style-name="a826" text:class-names="">PC1</text:span><text:span text:style-name="a827" text:class-names="">climate</text:span></text:p>
            </draw:text-box>
            <svg:title/>
            <svg:desc/>
          </draw:frame>
          <draw:frame draw:id="id130" draw:style-name="a832" draw:name="Textfeld 8" svg:x="0.77441in" svg:y="3.05748in" svg:width="0.79409in" svg:height="0.3815in">
            <draw:text-box>
              <text:p text:style-name="a831" text:class-names="" text:cond-style-name=""><text:span text:style-name="a830" text:class-names="">.10***</text:span></text:p>
            </draw:text-box>
            <svg:title/>
            <svg:desc/>
          </draw:frame>
          <draw:frame draw:id="id131" draw:style-name="a855" draw:name="Textfeld 10" svg:x="0.3823in" svg:y="3.29037in" svg:width="1.44505in" svg:height="0.82438in">
            <draw:text-box>
              <text:p text:style-name="a837" text:class-names="" text:cond-style-name=""><text:span text:style-name="a833" text:class-names=""><text:s text:c="1"/></text:span><text:span text:style-name="a834" text:class-names="">PC3</text:span><text:span text:style-name="a835" text:class-names="">soil</text:span><text:span text:style-name="a836" text:class-names="">**</text:span></text:p>
              <text:p text:style-name="a842" text:class-names="" text:cond-style-name=""><text:span text:style-name="a838" text:class-names="">Land/</text:span><text:span text:style-name="a839" text:class-names="">Water</text:span><text:span text:style-name="a840" text:class-names="">n.s</text:span><text:span text:style-name="a841" text:class-names="">.</text:span></text:p>
              <text:p text:style-name="a848" text:class-names="" text:cond-style-name=""><text:span text:style-name="a843" text:class-names=""><text:s text:c="1"/></text:span><text:span text:style-name="a844" text:class-names="">Slope</text:span><text:span text:style-name="a845" text:class-names=""><text:s text:c="1"/></text:span><text:span text:style-name="a846" text:class-names="">aspect</text:span><text:span text:style-name="a847" text:class-names="">***</text:span></text:p>
              <text:p text:style-name="a854" text:class-names="" text:cond-style-name=""><text:span text:style-name="a849" text:class-names=""><text:s text:c="3"/></text:span><text:span text:style-name="a850" text:class-names="">PC1</text:span><text:span text:style-name="a851" text:class-names="">soil</text:span><text:span text:style-name="a852" text:class-names="">n</text:span><text:span text:style-name="a853" text:class-names="">.s.</text:span></text:p>
            </draw:text-box>
            <svg:title/>
            <svg:desc/>
          </draw:frame>
        </draw:g>
        <draw:frame draw:id="id83" draw:style-name="a628" draw:name="Textfeld 20" svg:x="3.82795in" svg:y="2.10669in" svg:width="1.5748in" svg:height="0.65906in">
          <draw:text-box>
            <text:p text:style-name="a622" text:class-names="" text:cond-style-name=""><text:span text:style-name="a621" text:class-names="">Replacement</text:span></text:p>
            <text:p text:style-name="a627" text:class-names="" text:cond-style-name=""><text:span text:style-name="a623" text:class-names="">(</text:span><text:span text:style-name="a624" text:class-names="">β</text:span><text:span text:style-name="a625" text:class-names="">SIM</text:span><text:span text:style-name="a626" text:class-names=""><text:s text:c="1"/>= .28)</text:span></text:p>
          </draw:text-box>
          <svg:title/>
          <svg:desc/>
        </draw:frame>
        <draw:g draw:name="Gruppieren 6" draw:id="id84">
          <svg:title/>
          <svg:desc/>
          <draw:custom-shape svg:x="3.29409in" svg:y="2.84488in" svg:width="1.5748in" svg:height="1.5748in" draw:id="id117" draw:style-name="a791" draw:name="Ellipse 3">
            <svg:title/>
            <svg:desc/>
            <text:p text:style-name="a790" text:class-names="" text:cond-style-name=""><text:span text:style-name="a78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34331in" svg:y="2.84488in" svg:width="1.5748in" svg:height="1.5748in" draw:id="id118" draw:style-name="a794" draw:name="Ellipse 4">
            <svg:title/>
            <svg:desc/>
            <text:p text:style-name="a793" text:class-names="" text:cond-style-name=""><text:span text:style-name="a79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9" draw:style-name="a798" draw:name="Textfeld 7" svg:x="4.86063in" svg:y="3.06181in" svg:width="0.93622in" svg:height="0.3815in">
            <draw:text-box>
              <text:p text:style-name="a797" text:class-names="" text:cond-style-name=""><text:span text:style-name="a795" text:class-names="">.01</text:span><text:span text:style-name="a796" text:class-names="">n.s.</text:span></text:p>
            </draw:text-box>
            <svg:title/>
            <svg:desc/>
          </draw:frame>
          <draw:frame draw:id="id120" draw:style-name="a801" draw:name="Textfeld 10" svg:x="4.86063in" svg:y="3.32008in" svg:width="1.02283in" svg:height="0.4937in">
            <draw:text-box>
              <text:p text:style-name="a800" text:class-names="" text:cond-style-name=""><text:span text:style-name="a799" text:class-names="">Distance to biotope</text:span></text:p>
            </draw:text-box>
            <svg:title/>
            <svg:desc/>
          </draw:frame>
          <draw:custom-shape svg:x="3.81417in" svg:y="3.78583in" svg:width="1.5748in" svg:height="1.5748in" draw:id="id121" draw:style-name="a804" draw:name="Ellipse 4">
            <svg:title/>
            <svg:desc/>
            <text:p text:style-name="a803" text:class-names="" text:cond-style-name=""><text:span text:style-name="a80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85" draw:style-name="a636" draw:name="Textfeld 45" svg:x="1.0563in" svg:y="1.50197in" svg:width="1.4626in" svg:height="0.65906in">
          <draw:text-box>
            <text:p text:style-name="a630" text:class-names="" text:cond-style-name=""><text:span text:style-name="a629" text:class-names="">2017</text:span></text:p>
            <text:p text:style-name="a635" text:class-names="" text:cond-style-name=""><text:span text:style-name="a631" text:class-names="">(</text:span><text:span text:style-name="a632" text:class-names="">β</text:span><text:span text:style-name="a633" text:class-names="">SOR</text:span><text:span text:style-name="a634" text:class-names=""><text:s text:c="1"/>= .32)</text:span></text:p>
          </draw:text-box>
          <svg:title/>
          <svg:desc/>
        </draw:frame>
        <draw:g draw:name="Gruppieren 1" draw:id="id86">
          <svg:title/>
          <svg:desc/>
          <draw:custom-shape svg:x="6.10748in" svg:y="2.84764in" svg:width="1.5748in" svg:height="1.5748in" draw:id="id110" draw:style-name="a761" draw:name="Ellipse 3">
            <svg:title/>
            <svg:desc/>
            <text:p text:style-name="a760" text:class-names="" text:cond-style-name=""><text:span text:style-name="a75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15709in" svg:y="2.84764in" svg:width="1.5748in" svg:height="1.5748in" draw:id="id111" draw:style-name="a764" draw:name="Ellipse 4">
            <svg:title/>
            <svg:desc/>
            <text:p text:style-name="a763" text:class-names="" text:cond-style-name=""><text:span text:style-name="a76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2" draw:style-name="a767" draw:name="Textfeld 7" svg:x="6.38858in" svg:y="3.06063in" svg:width="0.73543in" svg:height="0.3815in">
            <draw:text-box>
              <text:p text:style-name="a766" text:class-names="" text:cond-style-name=""><text:span text:style-name="a765" text:class-names="">.05*</text:span></text:p>
            </draw:text-box>
            <svg:title/>
            <svg:desc/>
          </draw:frame>
          <draw:custom-shape svg:x="6.63819in" svg:y="3.78858in" svg:width="1.5748in" svg:height="1.5748in" draw:id="id113" draw:style-name="a770" draw:name="Ellipse 4">
            <svg:title/>
            <svg:desc/>
            <text:p text:style-name="a769" text:class-names="" text:cond-style-name=""><text:span text:style-name="a76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4" draw:style-name="a774" draw:name="Textfeld 8" svg:x="7.07205in" svg:y="4.4878in" svg:width="0.82362in" svg:height="0.3815in">
            <draw:text-box>
              <text:p text:style-name="a773" text:class-names="" text:cond-style-name=""><text:span text:style-name="a771" text:class-names="">.03</text:span><text:span text:style-name="a772" text:class-names="">n.s.</text:span></text:p>
            </draw:text-box>
            <svg:title/>
            <svg:desc/>
          </draw:frame>
          <draw:frame draw:id="id115" draw:style-name="a778" draw:name="Textfeld 10" svg:x="7.02244in" svg:y="4.79882in" svg:width="0.9252in" svg:height="0.33819in">
            <draw:text-box>
              <text:p text:style-name="a777" text:class-names="" text:cond-style-name=""><text:span text:style-name="a775" text:class-names="">PC1</text:span><text:span text:style-name="a776" text:class-names="">climate</text:span></text:p>
            </draw:text-box>
            <svg:title/>
            <svg:desc/>
          </draw:frame>
          <draw:frame draw:id="id116" draw:style-name="a788" draw:name="Textfeld 10" svg:x="6.03825in" svg:y="3.3252in" svg:width="1.34094in" svg:height="0.47937in">
            <draw:text-box>
              <text:p text:style-name="a783" text:class-names="" text:cond-style-name=""><text:span text:style-name="a779" text:class-names="">Slope</text:span><text:span text:style-name="a780" text:class-names=""><text:s text:c="1"/></text:span><text:span text:style-name="a781" text:class-names="">aspect</text:span><text:span text:style-name="a782" text:class-names="">**</text:span></text:p>
              <text:p text:style-name="a787" text:class-names="" text:cond-style-name=""><text:span text:style-name="a784" text:class-names="">PC3</text:span><text:span text:style-name="a785" text:class-names="">soil</text:span><text:span text:style-name="a786" text:class-names="">n.s.</text:span></text:p>
            </draw:text-box>
            <svg:title/>
            <svg:desc/>
          </draw:frame>
        </draw:g>
        <draw:g draw:name="Gruppieren 9" draw:id="id87">
          <svg:title/>
          <svg:desc/>
          <draw:custom-shape svg:x="8.91181in" svg:y="2.84291in" svg:width="1.5748in" svg:height="1.5748in" draw:id="id103" draw:style-name="a718" draw:name="Ellipse 3">
            <svg:title/>
            <svg:desc/>
            <text:p text:style-name="a717" text:class-names="" text:cond-style-name=""><text:span text:style-name="a71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9.96142in" svg:y="2.84291in" svg:width="1.5748in" svg:height="1.5748in" draw:id="id104" draw:style-name="a721" draw:name="Ellipse 4">
            <svg:title/>
            <svg:desc/>
            <text:p text:style-name="a720" text:class-names="" text:cond-style-name=""><text:span text:style-name="a71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5" draw:style-name="a724" draw:name="Textfeld 7" svg:x="10.55236in" svg:y="3.0252in" svg:width="0.80236in" svg:height="0.3815in">
            <draw:text-box>
              <text:p text:style-name="a723" text:class-names="" text:cond-style-name=""><text:span text:style-name="a722" text:class-names="">.10***</text:span></text:p>
            </draw:text-box>
            <svg:title/>
            <svg:desc/>
          </draw:frame>
          <draw:frame draw:id="id106" draw:style-name="a735" draw:name="Textfeld 10" svg:x="10.44724in" svg:y="3.26837in" svg:width="1.18307in" svg:height="0.67323in">
            <draw:text-box>
              <text:p text:style-name="a731" text:class-names="" text:cond-style-name=""><text:span text:style-name="a725" text:class-names="">Distance</text:span><text:span text:style-name="a726" text:class-names=""><text:s text:c="1"/></text:span><text:span text:style-name="a727" text:class-names="">to</text:span><text:span text:style-name="a728" text:class-names=""><text:s text:c="1"/></text:span><text:span text:style-name="a729" text:class-names="">river</text:span><text:span text:style-name="a730" text:class-names="">***</text:span></text:p>
              <text:p text:style-name="a734" text:class-names="" text:cond-style-name=""><text:span text:style-name="a732" text:class-names="">biotope</text:span><text:span text:style-name="a733" text:class-names="">***</text:span></text:p>
            </draw:text-box>
            <svg:title/>
            <svg:desc/>
          </draw:frame>
          <draw:custom-shape svg:x="9.43228in" svg:y="3.78386in" svg:width="1.5748in" svg:height="1.5748in" draw:id="id107" draw:style-name="a738" draw:name="Ellipse 4">
            <svg:title/>
            <svg:desc/>
            <text:p text:style-name="a737" text:class-names="" text:cond-style-name=""><text:span text:style-name="a7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8" draw:style-name="a741" draw:name="Textfeld 7" svg:x="9.18228in" svg:y="3.06339in" svg:width="0.91654in" svg:height="0.3815in">
            <draw:text-box>
              <text:p text:style-name="a740" text:class-names="" text:cond-style-name=""><text:span text:style-name="a739" text:class-names="">.11***</text:span></text:p>
            </draw:text-box>
            <svg:title/>
            <svg:desc/>
          </draw:frame>
          <draw:frame draw:id="id109" draw:style-name="a758" draw:name="Textfeld 10" svg:x="8.80606in" svg:y="3.32362in" svg:width="1.50597in" svg:height="0.65188in">
            <draw:text-box>
              <text:p text:style-name="a747" text:class-names="" text:cond-style-name=""><text:span text:style-name="a742" text:class-names=""><text:s text:c="1"/></text:span><text:span text:style-name="a743" text:class-names="">PC1</text:span><text:span text:style-name="a744" text:class-names="">soil</text:span><text:span text:style-name="a745" text:class-names="">n</text:span><text:span text:style-name="a746" text:class-names="">.s.</text:span></text:p>
              <text:p text:style-name="a752" text:class-names="" text:cond-style-name=""><text:span text:style-name="a748" text:class-names="">Slope</text:span><text:span text:style-name="a749" text:class-names=""><text:s text:c="1"/></text:span><text:span text:style-name="a750" text:class-names="">aspect</text:span><text:span text:style-name="a751" text:class-names="">***</text:span></text:p>
              <text:p text:style-name="a757" text:class-names="" text:cond-style-name=""><text:span text:style-name="a753" text:class-names=""><text:s text:c="1"/></text:span><text:span text:style-name="a754" text:class-names="">PC3</text:span><text:span text:style-name="a755" text:class-names="">soil</text:span><text:span text:style-name="a756" text:class-names="">*</text:span></text:p>
            </draw:text-box>
            <svg:title/>
            <svg:desc/>
          </draw:frame>
        </draw:g>
        <draw:frame draw:id="id88" draw:style-name="a644" draw:name="Textfeld 45" svg:x="3.82716in" svg:y="1.50512in" svg:width="1.55118in" svg:height="0.65906in">
          <draw:text-box>
            <text:p text:style-name="a638" text:class-names="" text:cond-style-name=""><text:span text:style-name="a637" text:class-names="">2018</text:span></text:p>
            <text:p text:style-name="a643" text:class-names="" text:cond-style-name=""><text:span text:style-name="a639" text:class-names="">(</text:span><text:span text:style-name="a640" text:class-names="">β</text:span><text:span text:style-name="a641" text:class-names="">SOR</text:span><text:span text:style-name="a642" text:class-names=""><text:s text:c="1"/>= .33)</text:span></text:p>
          </draw:text-box>
          <svg:title/>
          <svg:desc/>
        </draw:frame>
        <draw:frame draw:id="id89" draw:style-name="a652" draw:name="Textfeld 45" svg:x="6.68661in" svg:y="1.50236in" svg:width="1.48071in" svg:height="0.65906in">
          <draw:text-box>
            <text:p text:style-name="a646" text:class-names="" text:cond-style-name=""><text:span text:style-name="a645" text:class-names="">2019</text:span></text:p>
            <text:p text:style-name="a651" text:class-names="" text:cond-style-name=""><text:span text:style-name="a647" text:class-names="">(</text:span><text:span text:style-name="a648" text:class-names="">β</text:span><text:span text:style-name="a649" text:class-names="">SOR</text:span><text:span text:style-name="a650" text:class-names=""><text:s text:c="1"/>= .32)</text:span></text:p>
          </draw:text-box>
          <svg:title/>
          <svg:desc/>
        </draw:frame>
        <draw:frame draw:id="id90" draw:style-name="a660" draw:name="Textfeld 45" svg:x="9.47992in" svg:y="1.49764in" svg:width="1.49685in" svg:height="0.65906in">
          <draw:text-box>
            <text:p text:style-name="a654" text:class-names="" text:cond-style-name=""><text:span text:style-name="a653" text:class-names="">2021</text:span></text:p>
            <text:p text:style-name="a659" text:class-names="" text:cond-style-name=""><text:span text:style-name="a655" text:class-names="">(</text:span><text:span text:style-name="a656" text:class-names="">β</text:span><text:span text:style-name="a657" text:class-names="">SOR</text:span><text:span text:style-name="a658" text:class-names=""><text:s text:c="1"/>= .34)</text:span></text:p>
          </draw:text-box>
          <svg:title/>
          <svg:desc/>
        </draw:frame>
        <draw:frame draw:id="id91" draw:style-name="a668" draw:name="Textfeld 19" svg:x="1.02638in" svg:y="5.52717in" svg:width="1.53307in" svg:height="0.65906in">
          <draw:text-box>
            <text:p text:style-name="a662" text:class-names="" text:cond-style-name=""><text:span text:style-name="a661" text:class-names="">Nestedness</text:span></text:p>
            <text:p text:style-name="a667" text:class-names="" text:cond-style-name=""><text:span text:style-name="a663" text:class-names="">(</text:span><text:span text:style-name="a664" text:class-names="">β</text:span><text:span text:style-name="a665" text:class-names="">SNE</text:span><text:span text:style-name="a666" text:class-names=""><text:s text:c="1"/>= .04)</text:span></text:p>
          </draw:text-box>
          <svg:title/>
          <svg:desc/>
        </draw:frame>
        <draw:frame draw:id="id92" draw:style-name="a676" draw:name="Textfeld 19" svg:x="3.84016in" svg:y="5.53031in" svg:width="1.53307in" svg:height="0.65906in">
          <draw:text-box>
            <text:p text:style-name="a670" text:class-names="" text:cond-style-name=""><text:span text:style-name="a669" text:class-names="">Nestedness</text:span></text:p>
            <text:p text:style-name="a675" text:class-names="" text:cond-style-name=""><text:span text:style-name="a671" text:class-names="">(</text:span><text:span text:style-name="a672" text:class-names="">β</text:span><text:span text:style-name="a673" text:class-names="">SNE</text:span><text:span text:style-name="a674" text:class-names=""><text:s text:c="1"/>= .05)</text:span></text:p>
          </draw:text-box>
          <svg:title/>
          <svg:desc/>
        </draw:frame>
        <draw:frame draw:id="id93" draw:style-name="a684" draw:name="Textfeld 19" svg:x="6.63386in" svg:y="5.52835in" svg:width="1.53307in" svg:height="0.65906in">
          <draw:text-box>
            <text:p text:style-name="a678" text:class-names="" text:cond-style-name=""><text:span text:style-name="a677" text:class-names="">Nestedness</text:span></text:p>
            <text:p text:style-name="a683" text:class-names="" text:cond-style-name=""><text:span text:style-name="a679" text:class-names="">(</text:span><text:span text:style-name="a680" text:class-names="">β</text:span><text:span text:style-name="a681" text:class-names="">SNE</text:span><text:span text:style-name="a682" text:class-names=""><text:s text:c="1"/>= .04)</text:span></text:p>
          </draw:text-box>
          <svg:title/>
          <svg:desc/>
        </draw:frame>
        <draw:frame draw:id="id94" draw:style-name="a692" draw:name="Textfeld 19" svg:x="9.44961in" svg:y="5.53071in" svg:width="1.53307in" svg:height="0.65906in">
          <draw:text-box>
            <text:p text:style-name="a686" text:class-names="" text:cond-style-name=""><text:span text:style-name="a685" text:class-names="">Nestedness</text:span></text:p>
            <text:p text:style-name="a691" text:class-names="" text:cond-style-name=""><text:span text:style-name="a687" text:class-names="">(</text:span><text:span text:style-name="a688" text:class-names="">β</text:span><text:span text:style-name="a689" text:class-names="">SNE</text:span><text:span text:style-name="a690" text:class-names=""><text:s text:c="1"/>= .05)</text:span></text:p>
          </draw:text-box>
          <svg:title/>
          <svg:desc/>
        </draw:frame>
        <draw:frame draw:id="id95" draw:style-name="a696" draw:name="Textfeld 8" svg:x="3.49685in" svg:y="3.0622in" svg:width="0.79409in" svg:height="0.4in">
          <draw:text-box>
            <text:p text:style-name="a695" text:class-names="" text:cond-style-name=""><text:span text:style-name="a693" text:class-names="">.01</text:span><text:span text:style-name="a694" text:class-names="">n.s.</text:span></text:p>
          </draw:text-box>
          <svg:title/>
          <svg:desc/>
        </draw:frame>
        <draw:frame draw:id="id96" draw:style-name="a700" draw:name="Textfeld 10" svg:x="3.32362in" svg:y="3.32835in" svg:width="1.15197in" svg:height="0.33819in">
          <draw:text-box>
            <text:p text:style-name="a699" text:class-names="" text:cond-style-name=""><text:span text:style-name="a697" text:class-names="">PC3</text:span><text:span text:style-name="a698" text:class-names="">soil</text:span></text:p>
          </draw:text-box>
          <svg:title/>
          <svg:desc/>
        </draw:frame>
        <draw:g draw:name="Gruppieren 55" draw:id="id97">
          <svg:title/>
          <svg:desc/>
          <draw:custom-shape svg:x="2.79488in" svg:y="4.25906in" svg:width="1.0126in" svg:height="0.41299in" draw:id="id101" draw:style-name="a712" draw:name="Legende mit Linie 1 (ohne Rahmen) 12">
            <svg:title/>
            <svg:desc/>
            <text:p text:style-name="a711" text:class-names="" text:cond-style-name=""><text:span text:style-name="a710" text:class-names="">Space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5796"/>
              <draw:equation draw:name="f9" draw:formula="3071"/>
              <draw:equation draw:name="f10" draw:formula="0 - 16789"/>
              <draw:equation draw:name="f11" draw:formula="0 - 13475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  <draw:custom-shape svg:x="2.58465in" svg:y="4.84252in" svg:width="1.0126in" svg:height="0.51614in" draw:id="id102" draw:style-name="a715" draw:name="Legende: mit Linie ohne Rahmen 55">
            <svg:title/>
            <svg:desc/>
            <text:p text:style-name="a714" text:class-names="" text:cond-style-name=""><text:span text:style-name="a713" text:class-names="">History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217"/>
              <draw:equation draw:name="f9" draw:formula="3145"/>
              <draw:equation draw:name="f10" draw:formula="18100"/>
              <draw:equation draw:name="f11" draw:formula="0 - 23984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</draw:g>
        <draw:custom-shape svg:x="0.37205in" svg:y="2.13386in" svg:width="11.25827in" svg:height="3.31929in" draw:id="id98" draw:style-name="a703" draw:name="Rechteck 55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543in" svg:y="4.25in" svg:width="0.81496in" svg:height="0.5685in" draw:id="id99" draw:style-name="a706" draw:name="Legende mit Linie 1 (ohne Rahmen) 56">
          <svg:title/>
          <svg:desc/>
          <text:p text:style-name="a705" text:class-names="" text:cond-style-name=""><text:span text:style-name="a704" text:class-names="">Local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796"/>
            <draw:equation draw:name="f9" draw:formula="55860"/>
            <draw:equation draw:name="f10" draw:formula="0 - 18417"/>
            <draw:equation draw:name="f11" draw:formula="77214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0.37205in" svg:y="5.54921in" svg:width="11.25827in" svg:height="0.62992in" draw:id="id100" draw:style-name="a709" draw:name="Rechteck 55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61">
          <draw:frame draw:id="id132" draw:style-name="a858" draw:name="Foliennummernplatzhalter 6" svg:x="4.67953in" svg:y="11.10827in" svg:width="3.5878in" svg:height="0.58425in">
            <draw:text-box>
              <text:p text:style-name="a857" text:class-names="" text:cond-style-name=""><text:span text:style-name="a85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33" presentation:style-name="a859" draw:name="Folienbildplatzhalter 1">
            <svg:title/>
            <svg:desc/>
          </draw:page-thumbnail>
          <draw:frame draw:id="id134" presentation:style-name="a86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54in" svg:y="1.22756in" svg:width="10in" svg:height="2.61102in"/>
      <presentation:placeholder presentation:object="subtitle" svg:x="1.66654in" svg:y="3.93937in" svg:width="10in" svg:height="1.8106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2" style:display-name="Titel und Inhalt">
      <presentation:placeholder presentation:object="title" svg:x="0.91654in" svg:y="0.39921in" svg:width="11.5in" svg:height="1.44961in"/>
      <presentation:placeholder presentation:object="titl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3" style:display-name="Abschnitts">
      <presentation:placeholder presentation:object="title" svg:x="0.90984in" svg:y="1.86969in" svg:width="11.5in" svg:height="3.11969in"/>
      <presentation:placeholder presentation:object="outline" svg:x="0.90984in" svg:y="5.01929in" svg:width="11.5in" svg:height="1.6405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4" style:display-name="Zwei Inhalte">
      <presentation:placeholder presentation:object="title" svg:x="0.91654in" svg:y="0.39921in" svg:width="11.5in" svg:height="1.44961in"/>
      <presentation:placeholder presentation:object="title" svg:x="0.91654in" svg:y="1.99646in" svg:width="5.66654in" svg:height="4.75866in"/>
      <presentation:placeholder presentation:object="title" svg:x="6.75in" svg:y="1.99646in" svg:width="5.66654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5" style:display-name="Vergleich">
      <presentation:placeholder presentation:object="title" svg:x="0.9185in" svg:y="0.39921in" svg:width="11.5in" svg:height="1.44961in"/>
      <presentation:placeholder presentation:object="outline" svg:x="0.9185in" svg:y="1.83858in" svg:width="5.64055in" svg:height="0.90118in"/>
      <presentation:placeholder presentation:object="title" svg:x="0.9185in" svg:y="2.73976in" svg:width="5.64055in" svg:height="4.02953in"/>
      <presentation:placeholder presentation:object="outline" svg:x="6.75in" svg:y="1.83858in" svg:width="5.6685in" svg:height="0.90118in"/>
      <presentation:placeholder presentation:object="title" svg:x="6.75in" svg:y="2.73976in" svg:width="5.6685in" svg:height="4.0295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6" style:display-name="Nur Titel">
      <presentation:placeholder presentation:object="title" svg:x="0.91654in" svg:y="0.39921in" svg:width="11.5in" svg:height="1.4496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7" style:display-name="Leer"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8" style:display-name="Inhalt mit Überschrift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9" style:display-name="Bild mit Überschrift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0" style:display-name="Titel und vertikaler Text">
      <presentation:placeholder presentation:object="title" svg:x="0.91654in" svg:y="0.39921in" svg:width="11.5in" svg:height="1.44961in"/>
      <presentation:placeholder presentation:object="outlin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1" style:display-name="Vertikaler Titel und Text">
      <presentation:placeholder presentation:object="title" svg:x="9.54173in" svg:y="0.39921in" svg:width="2.8748in" svg:height="6.35591in"/>
      <presentation:placeholder presentation:object="outline" svg:x="0.91654in" svg:y="0.39921in" svg:width="8.45827in" svg:height="6.3559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2" style:display-name="1_5f_Inhalt _2b_ Text">
      <presentation:placeholder presentation:object="title" svg:x="0.46535in" svg:y="1.95433in" svg:width="12.40748in" svg:height="4.10787in"/>
      <presentation:placeholder presentation:object="title" svg:x="0.46535in" svg:y="1.0315in" svg:width="12.40748in" svg:height="0.59291in"/>
      <presentation:placeholder presentation:object="page-number" svg:x="9.41654in" svg:y="6.95157in" svg:width="3in" svg:height="0.39921in"/>
      <presentation:placeholder presentation:object="footer" svg:x="4.41653in" svg:y="6.95157in" svg:width="4.5in" svg:height="0.39921in"/>
      <presentation:placeholder presentation:object="outline" svg:x="0.45354in" svg:y="6.10512in" svg:width="12.40748in" svg:height="0.7366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draw:fill="none" draw:stroke="non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draw:fill="none" draw:stroke="non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972in" style:font-size-asian="0.25972in" style:font-size-complex="0.2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972in" style:font-size-asian="0.25972in" style:font-size-complex="0.2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14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972in" style:font-size-asian="0.25972in" style:font-size-complex="0.2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40694in" style:font-size-asian="0.40694in" style:font-size-complex="0.40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0.5923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972in" style:font-size-asian="0.25972in" style:font-size-complex="0.2597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0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3">
      <style:graphic-properties draw:fill="none" draw:stroke="none"/>
    </style:style>
    <style:style style:family="paragraph" style:name="a1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draw:fill="none" draw:stroke="non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draw:fill="none" draw:stroke="non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draw:fill="none" draw:stroke="non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460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3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6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498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507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37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number:date-style xmlns:number="urn:oasis:names:tc:opendocument:xmlns:datastyle:1.0" style:name="a27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54in" svg:y="0.39921in" svg:width="11.5in" svg:height="1.44961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54in" svg:y="1.99646in" svg:width="11.5in" svg:height="4.75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54in" svg:y="6.95157in" svg:width="3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4/2/27</text:date></text:span></text:p>
        </draw:text-box>
        <svg:title/>
        <svg:desc/>
      </draw:frame>
      <draw:frame draw:id="id3" presentation:style-name="a26" draw:name="Fußzeilenplatzhalter 4" svg:x="4.41653in" svg:y="6.95157in" svg:width="4.5in" svg:height="0.3992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54in" svg:y="6.95157in" svg:width="3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0" draw:name="Titel 1" svg:x="1.66654in" svg:y="1.22756in" svg:width="10in" svg:height="2.61102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2" presentation:style-name="a53" draw:name="Untertitel 2" svg:x="1.66654in" svg:y="3.93937in" svg:width="10in" svg:height="1.81063in" presentation:class="subtitle" presentation:placeholder="false">
        <draw:text-box>
          <text:p text:style-name="a52" text:class-names="" text:cond-style-name=""><text:span text:style-name="a51" text:class-names="">Master-Untertitelformat bearbeiten</text:span></text:p>
        </draw:text-box>
        <svg:title/>
        <svg:desc/>
      </draw:frame>
      <draw:frame draw:id="id13" presentation:style-name="a57" draw:name="Datumsplatzhalter 3" svg:x="0.91654in" svg:y="6.95157in" svg:width="3in" svg:height="0.3992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2024/2/27</text:date></text:span></text:p>
        </draw:text-box>
        <svg:title/>
        <svg:desc/>
      </draw:frame>
      <draw:frame draw:id="id14" presentation:style-name="a60" draw:name="Fußzeilenplatzhalter 4" svg:x="4.41653in" svg:y="6.95157in" svg:width="4.5in" svg:height="0.3992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Foliennummernplatzhalter 5" svg:x="9.41654in" svg:y="6.95157in" svg:width="3in" svg:height="0.3992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23622in" svg:y="0.88858in" svg:width="7.79449in" svg:height="4.38425in" presentation:class="page" draw:id="id5" presentation:style-name="a64" draw:name="Folienbildplatzhalter 1">
          <svg:title/>
          <svg:desc/>
        </draw:page-thumbnail>
        <draw:frame draw:id="id6" presentation:style-name="a67" draw:name="Notizenplatzhalt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Kopfzeilenplatzhalter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umsplatzhalter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ußzeilenplatzhalter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Foliennummernplatzhalter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1">
      <draw:frame draw:id="id16" presentation:style-name="a84" draw:name="Titel 1" svg:x="0.91654in" svg:y="0.39921in" svg:width="11.5in" svg:height="1.44961in" presentation:class="title" presentation:placeholder="false">
        <draw:text-box>
          <text:p text:style-name="a83" text:class-names="" text:cond-style-name=""><text:span text:style-name="a82" text:class-names="">Mastertitelformat bearbeiten</text:span></text:p>
        </draw:text-box>
        <svg:title/>
        <svg:desc/>
      </draw:frame>
      <draw:frame draw:id="id17" presentation:style-name="a100" draw:name="Inhaltsplatzhalter 2" svg:x="0.91654in" svg:y="1.99646in" svg:width="11.5in" svg:height="4.75866in" presentation:class="title" presentation:placeholder="false">
        <draw:text-box>
          <text:list text:style-name="a87">
            <text:list-item>
              <text:p text:style-name="a86" text:class-names="" text:cond-style-name=""><text:span text:style-name="a85" text:class-names="">Mastertextformat bearbeiten</text:span></text:p>
            </text:list-item>
          </text:list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Zweite Ebene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umsplatzhalter 3" svg:x="0.91654in" svg:y="6.95157in" svg:width="3in" svg:height="0.3992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2024/2/27</text:date></text:span></text:p>
        </draw:text-box>
        <svg:title/>
        <svg:desc/>
      </draw:frame>
      <draw:frame draw:id="id19" presentation:style-name="a107" draw:name="Fußzeilenplatzhalter 4" svg:x="4.41653in" svg:y="6.95157in" svg:width="4.5in" svg:height="0.3992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Foliennummernplatzhalter 5" svg:x="9.41654in" svg:y="6.95157in" svg:width="3in" svg:height="0.3992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0.23622in" svg:y="0.88858in" svg:width="7.79449in" svg:height="4.38425in" presentation:class="page" draw:id="id5" presentation:style-name="a111" draw:name="Folienbildplatzhalter 1">
          <svg:title/>
          <svg:desc/>
        </draw:page-thumbnail>
        <draw:frame draw:id="id6" presentation:style-name="a114" draw:name="Notizenplatzhalter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Kopfzeilenplatzhalter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umsplatzhalter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ußzeilenplatzhalter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Foliennummernplatzhalter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28">
      <draw:frame draw:id="id21" presentation:style-name="a131" draw:name="Titel 1" svg:x="0.90984in" svg:y="1.86969in" svg:width="11.5in" svg:height="3.11969in" presentation:class="title" presentation:placeholder="false">
        <draw:text-box>
          <text:p text:style-name="a130" text:class-names="" text:cond-style-name=""><text:span text:style-name="a129" text:class-names="">Mastertitelformat bearbeiten</text:span></text:p>
        </draw:text-box>
        <svg:title/>
        <svg:desc/>
      </draw:frame>
      <draw:frame draw:id="id22" presentation:style-name="a135" draw:name="Textplatzhalter 2" svg:x="0.90984in" svg:y="5.01929in" svg:width="11.5in" svg:height="1.64055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</draw:text-box>
        <svg:title/>
        <svg:desc/>
      </draw:frame>
      <draw:frame draw:id="id23" presentation:style-name="a139" draw:name="Datumsplatzhalter 3" svg:x="0.91654in" svg:y="6.95157in" svg:width="3in" svg:height="0.3992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2024/2/27</text:date></text:span></text:p>
        </draw:text-box>
        <svg:title/>
        <svg:desc/>
      </draw:frame>
      <draw:frame draw:id="id24" presentation:style-name="a142" draw:name="Fußzeilenplatzhalter 4" svg:x="4.41653in" svg:y="6.95157in" svg:width="4.5in" svg:height="0.3992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Foliennummernplatzhalter 5" svg:x="9.41654in" svg:y="6.95157in" svg:width="3in" svg:height="0.3992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0.23622in" svg:y="0.88858in" svg:width="7.79449in" svg:height="4.38425in" presentation:class="page" draw:id="id5" presentation:style-name="a146" draw:name="Folienbildplatzhalter 1">
          <svg:title/>
          <svg:desc/>
        </draw:page-thumbnail>
        <draw:frame draw:id="id6" presentation:style-name="a149" draw:name="Notizenplatzhalter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Kopfzeilenplatzhalter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umsplatzhalter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ußzeilenplatzhalter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Foliennummernplatzhalter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3">
      <draw:frame draw:id="id26" presentation:style-name="a166" draw:name="Titel 1" svg:x="0.91654in" svg:y="0.39921in" svg:width="11.5in" svg:height="1.44961in" presentation:class="title" presentation:placeholder="false">
        <draw:text-box>
          <text:p text:style-name="a165" text:class-names="" text:cond-style-name=""><text:span text:style-name="a164" text:class-names="">Mastertitelformat bearbeiten</text:span></text:p>
        </draw:text-box>
        <svg:title/>
        <svg:desc/>
      </draw:frame>
      <draw:frame draw:id="id27" presentation:style-name="a182" draw:name="Inhaltsplatzhalter 2" svg:x="0.91654in" svg:y="1.99646in" svg:width="5.66654in" svg:height="4.75866in" presentation:class="title" presentation:placeholder="false">
        <draw:text-box>
          <text:list text:style-name="a169">
            <text:list-item>
              <text:p text:style-name="a168" text:class-names="" text:cond-style-name=""><text:span text:style-name="a167" text:class-names="">Mastertextformat bearbeit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Zweite Ebene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8" draw:name="Inhaltsplatzhalter 3" svg:x="6.75in" svg:y="1.99646in" svg:width="5.66654in" svg:height="4.75866in" presentation:class="title" presentation:placeholder="false">
        <draw:text-box>
          <text:list text:style-name="a185">
            <text:list-item>
              <text:p text:style-name="a184" text:class-names="" text:cond-style-name=""><text:span text:style-name="a183" text:class-names="">Mastertextformat bearbeiten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Zweite Ebene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umsplatzhalter 4" svg:x="0.91654in" svg:y="6.95157in" svg:width="3in" svg:height="0.3992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4/2/27</text:date></text:span></text:p>
        </draw:text-box>
        <svg:title/>
        <svg:desc/>
      </draw:frame>
      <draw:frame draw:id="id30" presentation:style-name="a205" draw:name="Fußzeilenplatzhalter 5" svg:x="4.41653in" svg:y="6.95157in" svg:width="4.5in" svg:height="0.3992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Foliennummernplatzhalter 6" svg:x="9.41654in" svg:y="6.95157in" svg:width="3in" svg:height="0.3992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0.23622in" svg:y="0.88858in" svg:width="7.79449in" svg:height="4.38425in" presentation:class="page" draw:id="id5" presentation:style-name="a209" draw:name="Folienbildplatzhalter 1">
          <svg:title/>
          <svg:desc/>
        </draw:page-thumbnail>
        <draw:frame draw:id="id6" presentation:style-name="a212" draw:name="Notizenplatzhalter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Kopfzeilenplatzhalter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umsplatzhalter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ußzeilenplatzhalter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Foliennummernplatzhalter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26">
      <draw:frame draw:id="id32" presentation:style-name="a229" draw:name="Titel 1" svg:x="0.9185in" svg:y="0.39921in" svg:width="11.5in" svg:height="1.44961in" presentation:class="title" presentation:placeholder="false">
        <draw:text-box>
          <text:p text:style-name="a228" text:class-names="" text:cond-style-name=""><text:span text:style-name="a227" text:class-names="">Mastertitelformat bearbeiten</text:span></text:p>
        </draw:text-box>
        <svg:title/>
        <svg:desc/>
      </draw:frame>
      <draw:frame draw:id="id33" presentation:style-name="a233" draw:name="Textplatzhalter 2" svg:x="0.9185in" svg:y="1.83858in" svg:width="5.64055in" svg:height="0.90118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Mastertextformat bearbeiten</text:span></text:p>
            </text:list-item>
          </text:list>
        </draw:text-box>
        <svg:title/>
        <svg:desc/>
      </draw:frame>
      <draw:frame draw:id="id34" presentation:style-name="a249" draw:name="Inhaltsplatzhalter 3" svg:x="0.9185in" svg:y="2.73976in" svg:width="5.64055in" svg:height="4.02953in" presentation:class="title" presentation:placeholder="false">
        <draw:text-box>
          <text:list text:style-name="a236">
            <text:list-item>
              <text:p text:style-name="a235" text:class-names="" text:cond-style-name=""><text:span text:style-name="a234" text:class-names="">Mastertextformat bearbeiten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Zweite Ebene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3" draw:name="Textplatzhalter 4" svg:x="6.75in" svg:y="1.83858in" svg:width="5.6685in" svg:height="0.90118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Mastertextformat bearbeiten</text:span></text:p>
            </text:list-item>
          </text:list>
        </draw:text-box>
        <svg:title/>
        <svg:desc/>
      </draw:frame>
      <draw:frame draw:id="id36" presentation:style-name="a269" draw:name="Inhaltsplatzhalter 5" svg:x="6.75in" svg:y="2.73976in" svg:width="5.6685in" svg:height="4.02953in" presentation:class="title" presentation:placeholder="false">
        <draw:text-box>
          <text:list text:style-name="a256">
            <text:list-item>
              <text:p text:style-name="a255" text:class-names="" text:cond-style-name=""><text:span text:style-name="a254" text:class-names="">Mastertextformat bearbeiten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Zweite Ebene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umsplatzhalter 6" svg:x="0.91654in" svg:y="6.95157in" svg:width="3in" svg:height="0.3992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2024/2/27</text:date></text:span></text:p>
        </draw:text-box>
        <svg:title/>
        <svg:desc/>
      </draw:frame>
      <draw:frame draw:id="id38" presentation:style-name="a276" draw:name="Fußzeilenplatzhalter 7" svg:x="4.41653in" svg:y="6.95157in" svg:width="4.5in" svg:height="0.3992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Foliennummernplatzhalter 8" svg:x="9.41654in" svg:y="6.95157in" svg:width="3in" svg:height="0.3992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0.23622in" svg:y="0.88858in" svg:width="7.79449in" svg:height="4.38425in" presentation:class="page" draw:id="id5" presentation:style-name="a280" draw:name="Folienbildplatzhalter 1">
          <svg:title/>
          <svg:desc/>
        </draw:page-thumbnail>
        <draw:frame draw:id="id6" presentation:style-name="a283" draw:name="Notizenplatzhalter 2" svg:x="0.82677in" svg:y="5.55394in" svg:width="6.61378in" svg:height="5.26142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Kopfzeilenplatzhalter 3" svg:x="0in" svg:y="0in" svg:width="3.5878in" svg:height="0.58425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umsplatzhalter 4" svg:x="4.67953in" svg:y="0in" svg:width="3.5878in" svg:height="0.58425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ußzeilenplatzhalter 5" svg:x="0in" svg:y="11.10827in" svg:width="3.5878in" svg:height="0.5842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Foliennummernplatzhalter 6" svg:x="4.67953in" svg:y="11.10827in" svg:width="3.5878in" svg:height="0.5842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97">
      <draw:frame draw:id="id40" presentation:style-name="a300" draw:name="Titel 1" svg:x="0.91654in" svg:y="0.39921in" svg:width="11.5in" svg:height="1.44961in" presentation:class="title" presentation:placeholder="false">
        <draw:text-box>
          <text:p text:style-name="a299" text:class-names="" text:cond-style-name=""><text:span text:style-name="a298" text:class-names="">Mastertitelformat bearbeiten</text:span></text:p>
        </draw:text-box>
        <svg:title/>
        <svg:desc/>
      </draw:frame>
      <draw:frame draw:id="id41" presentation:style-name="a304" draw:name="Datumsplatzhalter 2" svg:x="0.91654in" svg:y="6.95157in" svg:width="3in" svg:height="0.39921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2024/2/27</text:date></text:span></text:p>
        </draw:text-box>
        <svg:title/>
        <svg:desc/>
      </draw:frame>
      <draw:frame draw:id="id42" presentation:style-name="a307" draw:name="Fußzeilenplatzhalter 3" svg:x="4.41653in" svg:y="6.95157in" svg:width="4.5in" svg:height="0.3992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Foliennummernplatzhalter 4" svg:x="9.41654in" svg:y="6.95157in" svg:width="3in" svg:height="0.39921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0.23622in" svg:y="0.88858in" svg:width="7.79449in" svg:height="4.38425in" presentation:class="page" draw:id="id5" presentation:style-name="a311" draw:name="Folienbildplatzhalter 1">
          <svg:title/>
          <svg:desc/>
        </draw:page-thumbnail>
        <draw:frame draw:id="id6" presentation:style-name="a314" draw:name="Notizenplatzhalter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Kopfzeilenplatzhalter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umsplatzhalter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ußzeilenplatzhalter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Foliennummernplatzhalter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28">
      <draw:frame draw:id="id44" presentation:style-name="a332" draw:name="Datumsplatzhalter 1" svg:x="0.91654in" svg:y="6.95157in" svg:width="3in" svg:height="0.39921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2024/2/27</text:date></text:span></text:p>
        </draw:text-box>
        <svg:title/>
        <svg:desc/>
      </draw:frame>
      <draw:frame draw:id="id45" presentation:style-name="a335" draw:name="Fußzeilenplatzhalter 2" svg:x="4.41653in" svg:y="6.95157in" svg:width="4.5in" svg:height="0.3992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Foliennummernplatzhalter 3" svg:x="9.41654in" svg:y="6.95157in" svg:width="3in" svg:height="0.3992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0.23622in" svg:y="0.88858in" svg:width="7.79449in" svg:height="4.38425in" presentation:class="page" draw:id="id5" presentation:style-name="a339" draw:name="Folienbildplatzhalter 1">
          <svg:title/>
          <svg:desc/>
        </draw:page-thumbnail>
        <draw:frame draw:id="id6" presentation:style-name="a342" draw:name="Notizenplatzhalt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Kopfzeilenplatzhalt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umsplatzhalt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ußzeilenplatzhalt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Foliennummernplatzhalt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56">
      <draw:frame draw:id="id47" presentation:style-name="a359" draw:name="Titel 1" svg:x="0.9185in" svg:y="0.5in" svg:width="4.30039in" svg:height="1.75in" presentation:class="title" presentation:placeholder="false">
        <draw:text-box>
          <text:p text:style-name="a358" text:class-names="" text:cond-style-name=""><text:span text:style-name="a357" text:class-names="">Mastertitelformat bearbeiten</text:span></text:p>
        </draw:text-box>
        <svg:title/>
        <svg:desc/>
      </draw:frame>
      <draw:frame draw:id="id48" presentation:style-name="a375" draw:name="Inhaltsplatzhalter 2" svg:x="5.6685in" svg:y="1.07992in" svg:width="6.75in" svg:height="5.32992in" presentation:class="title" presentation:placeholder="false">
        <draw:text-box>
          <text:list text:style-name="a362">
            <text:list-item>
              <text:p text:style-name="a361" text:class-names="" text:cond-style-name=""><text:span text:style-name="a360" text:class-names="">Mastertextformat bearbeiten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Zweite Ebene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Textplatzhalter 3" svg:x="0.9185in" svg:y="2.25in" svg:width="4.30039in" svg:height="4.1685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Mastertextformat bearbeiten</text:span></text:p>
            </text:list-item>
          </text:list>
        </draw:text-box>
        <svg:title/>
        <svg:desc/>
      </draw:frame>
      <draw:frame draw:id="id50" presentation:style-name="a383" draw:name="Datumsplatzhalter 4" svg:x="0.91654in" svg:y="6.95157in" svg:width="3in" svg:height="0.39921in" presentation:class="date-time" presentation:placeholder="false">
        <draw:text-box>
          <text:p text:style-name="a382" text:class-names="" text:cond-style-name=""><text:span text:style-name="a380" text:class-names=""><text:date text:fixed="false" style:data-style-name="a381">2024/2/27</text:date></text:span></text:p>
        </draw:text-box>
        <svg:title/>
        <svg:desc/>
      </draw:frame>
      <draw:frame draw:id="id51" presentation:style-name="a386" draw:name="Fußzeilenplatzhalter 5" svg:x="4.41653in" svg:y="6.95157in" svg:width="4.5in" svg:height="0.3992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Foliennummernplatzhalter 6" svg:x="9.41654in" svg:y="6.95157in" svg:width="3in" svg:height="0.39921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0.23622in" svg:y="0.88858in" svg:width="7.79449in" svg:height="4.38425in" presentation:class="page" draw:id="id5" presentation:style-name="a390" draw:name="Folienbildplatzhalter 1">
          <svg:title/>
          <svg:desc/>
        </draw:page-thumbnail>
        <draw:frame draw:id="id6" presentation:style-name="a393" draw:name="Notizenplatzhalt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Kopfzeilenplatzhalt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umsplatzhalt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ußzeilenplatzhalt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Foliennummernplatzhalt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07">
      <draw:frame draw:id="id53" presentation:style-name="a410" draw:name="Titel 1" svg:x="0.9185in" svg:y="0.5in" svg:width="4.30039in" svg:height="1.75in" presentation:class="title" presentation:placeholder="false">
        <draw:text-box>
          <text:p text:style-name="a409" text:class-names="" text:cond-style-name=""><text:span text:style-name="a408" text:class-names="">Mastertitelformat bearbeiten</text:span></text:p>
        </draw:text-box>
        <svg:title/>
        <svg:desc/>
      </draw:frame>
      <draw:frame draw:id="id54" presentation:style-name="a413" draw:name="Bildplatzhalter 2" svg:x="5.6685in" svg:y="1.07992in" svg:width="6.75in" svg:height="5.32992in" presentation:class="title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Textplatzhalter 3" svg:x="0.9185in" svg:y="2.25in" svg:width="4.30039in" svg:height="4.1685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Mastertextformat bearbeiten</text:span></text:p>
            </text:list-item>
          </text:list>
        </draw:text-box>
        <svg:title/>
        <svg:desc/>
      </draw:frame>
      <draw:frame draw:id="id56" presentation:style-name="a421" draw:name="Datumsplatzhalter 4" svg:x="0.91654in" svg:y="6.95157in" svg:width="3in" svg:height="0.39921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2024/2/27</text:date></text:span></text:p>
        </draw:text-box>
        <svg:title/>
        <svg:desc/>
      </draw:frame>
      <draw:frame draw:id="id57" presentation:style-name="a424" draw:name="Fußzeilenplatzhalter 5" svg:x="4.41653in" svg:y="6.95157in" svg:width="4.5in" svg:height="0.3992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Foliennummernplatzhalter 6" svg:x="9.41654in" svg:y="6.95157in" svg:width="3in" svg:height="0.39921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0.23622in" svg:y="0.88858in" svg:width="7.79449in" svg:height="4.38425in" presentation:class="page" draw:id="id5" presentation:style-name="a428" draw:name="Folienbildplatzhalter 1">
          <svg:title/>
          <svg:desc/>
        </draw:page-thumbnail>
        <draw:frame draw:id="id6" presentation:style-name="a431" draw:name="Notizenplatzhalt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Kopfzeilenplatzhalt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umsplatzhalt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ußzeilenplatzhalt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Foliennummernplatzhalt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45">
      <draw:frame draw:id="id59" presentation:style-name="a448" draw:name="Titel 1" svg:x="0.91654in" svg:y="0.39921in" svg:width="11.5in" svg:height="1.44961in" presentation:class="title" presentation:placeholder="false">
        <draw:text-box>
          <text:p text:style-name="a447" text:class-names="" text:cond-style-name=""><text:span text:style-name="a446" text:class-names="">Mastertitelformat bearbeiten</text:span></text:p>
        </draw:text-box>
        <svg:title/>
        <svg:desc/>
      </draw:frame>
      <draw:frame draw:id="id60" presentation:style-name="a464" draw:name="Vertikaler Textplatzhalter 2" svg:x="0.91654in" svg:y="1.99646in" svg:width="11.5in" svg:height="4.75866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Mastertextformat bearbeiten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Zweite Ebene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Datumsplatzhalter 3" svg:x="0.91654in" svg:y="6.95157in" svg:width="3in" svg:height="0.39921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2024/2/27</text:date></text:span></text:p>
        </draw:text-box>
        <svg:title/>
        <svg:desc/>
      </draw:frame>
      <draw:frame draw:id="id62" presentation:style-name="a471" draw:name="Fußzeilenplatzhalter 4" svg:x="4.41653in" svg:y="6.95157in" svg:width="4.5in" svg:height="0.39921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Foliennummernplatzhalter 5" svg:x="9.41654in" svg:y="6.95157in" svg:width="3in" svg:height="0.39921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0.23622in" svg:y="0.88858in" svg:width="7.79449in" svg:height="4.38425in" presentation:class="page" draw:id="id5" presentation:style-name="a475" draw:name="Folienbildplatzhalter 1">
          <svg:title/>
          <svg:desc/>
        </draw:page-thumbnail>
        <draw:frame draw:id="id6" presentation:style-name="a478" draw:name="Notizenplatzhalter 2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Kopfzeilenplatzhalter 3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Datumsplatzhalter 4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Fußzeilenplatzhalter 5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Foliennummernplatzhalter 6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92">
      <draw:frame draw:id="id64" presentation:style-name="a495" draw:name="Vertikaler Titel 1" svg:x="9.54173in" svg:y="0.39921in" svg:width="2.8748in" svg:height="6.35591in" presentation:class="title" presentation:placeholder="false">
        <draw:text-box>
          <text:p text:style-name="a494" text:class-names="" text:cond-style-name=""><text:span text:style-name="a493" text:class-names="">Mastertitelformat bearbeiten</text:span></text:p>
        </draw:text-box>
        <svg:title/>
        <svg:desc/>
      </draw:frame>
      <draw:frame draw:id="id65" presentation:style-name="a511" draw:name="Vertikaler Textplatzhalter 2" svg:x="0.91654in" svg:y="0.39921in" svg:width="8.45827in" svg:height="6.3559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Mastertextformat bearbeiten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Zweite Ebene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5" draw:name="Datumsplatzhalter 3" svg:x="0.91654in" svg:y="6.95157in" svg:width="3in" svg:height="0.39921in" presentation:class="date-time" presentation:placeholder="false">
        <draw:text-box>
          <text:p text:style-name="a514" text:class-names="" text:cond-style-name=""><text:span text:style-name="a512" text:class-names=""><text:date text:fixed="false" style:data-style-name="a513">2024/2/27</text:date></text:span></text:p>
        </draw:text-box>
        <svg:title/>
        <svg:desc/>
      </draw:frame>
      <draw:frame draw:id="id67" presentation:style-name="a518" draw:name="Fußzeilenplatzhalter 4" svg:x="4.41653in" svg:y="6.95157in" svg:width="4.5in" svg:height="0.39921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68" presentation:style-name="a521" draw:name="Foliennummernplatzhalter 5" svg:x="9.41654in" svg:y="6.95157in" svg:width="3in" svg:height="0.39921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  <presentation:notes style:page-layout-name="pageLayout2" draw:style-name="a538">
        <draw:page-thumbnail svg:x="0.23622in" svg:y="0.88858in" svg:width="7.79449in" svg:height="4.38425in" presentation:class="page" draw:id="id5" presentation:style-name="a522" draw:name="Folienbildplatzhalter 1">
          <svg:title/>
          <svg:desc/>
        </draw:page-thumbnail>
        <draw:frame draw:id="id6" presentation:style-name="a525" draw:name="Notizenplatzhalter 2" svg:x="0.82677in" svg:y="5.55394in" svg:width="6.61378in" svg:height="5.26142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7" presentation:style-name="a528" draw:name="Kopfzeilenplatzhalter 3" svg:x="0in" svg:y="0in" svg:width="3.5878in" svg:height="0.5842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8" presentation:style-name="a531" draw:name="Datumsplatzhalter 4" svg:x="4.67953in" svg:y="0in" svg:width="3.5878in" svg:height="0.5842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4" draw:name="Fußzeilenplatzhalter 5" svg:x="0in" svg:y="11.10827in" svg:width="3.5878in" svg:height="0.5842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Foliennummernplatzhalter 6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1_5f_Inhalt-_2b_-Text" style:page-layout-name="pageLayout1" draw:style-name="a539">
      <draw:frame draw:id="id69" presentation:style-name="a549" draw:name="Inhaltsplatzhalter 2" svg:x="0.46535in" svg:y="1.95433in" svg:width="12.40748in" svg:height="4.10787in" presentation:class="title" presentation:placeholder="false">
        <draw:text-box>
          <text:list text:style-name="a542">
            <text:list-item>
              <text:p text:style-name="a541" text:class-names="" text:cond-style-name=""><text:span text:style-name="a540" text:class-names="">Inhalt durch Klicken bearbeiten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Zweite Ebene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552" draw:name="Titel 1" svg:x="0.46535in" svg:y="1.0315in" svg:width="12.40748in" svg:height="0.59291in" presentation:class="title" presentation:placeholder="false">
        <draw:text-box>
          <text:p text:style-name="a551" text:class-names="" text:cond-style-name=""><text:span text:style-name="a550" text:class-names="">Titel durch Klicken bearbeiten</text:span></text:p>
        </draw:text-box>
        <svg:title/>
        <svg:desc/>
      </draw:frame>
      <draw:frame draw:id="id71" presentation:style-name="a555" draw:name="Foliennummernplatzhalter 4" svg:x="9.41654in" svg:y="6.95157in" svg:width="3in" svg:height="0.39921in" presentation:class="page-number" presentation:placeholder="false">
        <draw:text-box>
          <text:p text:style-name="a554" text:class-names="" text:cond-style-name=""><text:span text:style-name="a553" text:class-names=""><text:page-number style:num-format="1" text:fixed="false"/></text:span></text:p>
        </draw:text-box>
        <svg:title/>
        <svg:desc/>
      </draw:frame>
      <draw:frame draw:id="id72" presentation:style-name="a558" draw:name="Fußzeilenplatzhalter 6" svg:x="4.41653in" svg:y="6.95157in" svg:width="4.5in" svg:height="0.39921in" presentation:class="footer" presentation:placeholder="false">
        <draw:text-box>
          <text:p text:style-name="a557" text:class-names="" text:cond-style-name=""><text:span text:style-name="a556" text:class-names="">Variability of dike grasslands | Seminar Restoration Ecology | Markus Bauer | 29.11.2021</text:span></text:p>
        </draw:text-box>
        <svg:title/>
        <svg:desc/>
      </draw:frame>
      <draw:frame draw:id="id73" presentation:style-name="a562" draw:name="Textplatzhalter 7" svg:x="0.45354in" svg:y="6.10512in" svg:width="12.40748in" svg:height="0.73661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Inhalt durch Klicken bearbeiten</text:span></text:p>
            </text:list-item>
          </text:list>
        </draw:text-box>
        <svg:title/>
        <svg:desc/>
      </draw:frame>
      <presentation:notes style:page-layout-name="pageLayout2" draw:style-name="a579">
        <draw:page-thumbnail svg:x="0.23622in" svg:y="0.88858in" svg:width="7.79449in" svg:height="4.38425in" presentation:class="page" draw:id="id5" presentation:style-name="a563" draw:name="Folienbildplatzhalter 1">
          <svg:title/>
          <svg:desc/>
        </draw:page-thumbnail>
        <draw:frame draw:id="id6" presentation:style-name="a566" draw:name="Notizenplatzhalter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Kopfzeilenplatzhalter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2" draw:name="Datumsplatzhalter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5" draw:name="Fußzeilenplatzhalter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Foliennummernplatzhalter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80">
      <draw:frame draw:id="id74" presentation:style-name="a583" draw:name="Kopfzeilenplatzhalter 1" svg:x="0in" svg:y="0in" svg:width="3.5878in" svg:height="0.58425in" presentation:class="header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75" presentation:style-name="a586" draw:name="Datumsplatzhalter 2" svg:x="4.67953in" svg:y="0in" svg:width="3.5878in" svg:height="0.58425in" presentation:class="date-time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76" presentation:style-name="a589" draw:name="Fußzeilenplatzhalter 3" svg:x="0in" svg:y="11.10827in" svg:width="3.5878in" svg:height="0.58425in" presentation:class="footer" presentation:placeholder="false">
        <draw:text-box>
          <text:p text:style-name="a588" text:class-names="" text:cond-style-name=""><text:span text:style-name="a587" text:class-names=""/></text:p>
        </draw:text-box>
        <svg:title/>
        <svg:desc/>
      </draw:frame>
      <draw:frame draw:id="id77" presentation:style-name="a592" draw:name="Foliennummernplatzhalter 4" svg:x="4.67953in" svg:y="11.10827in" svg:width="3.5878in" svg:height="0.58425in" presentation:class="page-number" presentation:placeholder="false">
        <draw:text-box>
          <text:p text:style-name="a591" text:class-names="" text:cond-style-name=""><text:span text:style-name="a590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12-15T15:04:52Z</meta:creation-date>
    <dc:date>2024-02-27T12:27:29Z</dc:date>
    <meta:editing-cycles>19</meta:editing-cycles>
    <meta:editing-duration>PT0S</meta:editing-duration>
    <meta:document-statistic meta:paragraph-count="55" meta:word-count="185"/>
  </office:meta>
</office:document-meta>
</file>